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69a2e" draw:marker-start-width="0.321cm" draw:marker-end-width="0.321cm" draw:fill-color="#dde8cb" draw:textarea-horizontal-align="justify" draw:textarea-vertical-align="middle" draw:auto-grow-height="false" fo:min-height="2.21cm" fo:min-width="2.722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9.148cm" fo:min-width="24.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  <style:paragraph-properties style:writing-mode="lr-tb"/>
    </style:style>
    <style:style style:name="gr8" style:family="graphic" style:parent-style-name="standard">
      <style:graphic-properties draw:stroke="solid" svg:stroke-width="0.081cm" svg:stroke-color="#069a2e" draw:marker-start-width="0.321cm" draw:marker-end-width="0.321cm" draw:fill-color="#dde8cb" draw:textarea-horizontal-align="justify" draw:textarea-vertical-align="middle" draw:auto-grow-height="false" fo:min-height="2.29cm" fo:min-width="2.80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0" style:family="graphic" style:parent-style-name="standard">
      <style:graphic-properties svg:stroke-color="#666666" draw:fill="none" draw:textarea-vertical-align="middle" draw:auto-grow-height="false" fo:min-height="12.752cm" fo:min-width="0cm"/>
    </style:style>
    <style:style style:name="gr11" style:family="graphic" style:parent-style-name="standard">
      <style:graphic-properties svg:stroke-color="#666666" draw:fill="none" draw:textarea-vertical-align="middle" draw:auto-grow-height="false" fo:min-height="9.622cm" fo:min-width="0cm"/>
    </style:style>
    <style:style style:name="gr12" style:family="graphic" style:parent-style-name="standard">
      <style:graphic-properties svg:stroke-color="#666666" draw:fill="none" draw:textarea-vertical-align="middle" draw:auto-grow-height="false" fo:min-height="8.661cm" fo:min-width="0cm"/>
    </style:style>
    <style:style style:name="gr13" style:family="graphic" style:parent-style-name="standard">
      <style:graphic-properties svg:stroke-color="#666666" draw:fill="none" draw:textarea-vertical-align="middle" draw:auto-grow-height="false" fo:min-height="13.14cm" fo:min-width="0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 Mono1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Ubuntu Mono1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color="#666666" style:font-name="Ubuntu Mono1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Ubuntu Mono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666666" style:font-name="Ubuntu Mono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302cm" svg:height="2.54cm" svg:x="3.058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3.466cm" svg:y="4.768cm">
          <draw:text-box>
            <text:p><text:span text:style-name="T1">'a'</text:span></text:p>
          </draw:text-box>
        </draw:frame>
        <draw:frame draw:style-name="gr3" draw:text-style-name="P3" draw:layer="layout" svg:width="1.016cm" svg:height="1.237cm" svg:x="2.042cm" svg:y="4.064cm">
          <draw:text-box>
            <text:p><text:span text:style-name="T2">0</text:span></text:p>
          </draw:text-box>
        </draw:frame>
        <draw:custom-shape draw:style-name="gr1" draw:text-style-name="P1" draw:layer="layout" svg:width="3.302cm" svg:height="2.54cm" svg:x="7.779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8.187cm" svg:y="4.768cm">
          <draw:text-box>
            <text:p><text:span text:style-name="T1">'b'</text:span></text:p>
          </draw:text-box>
        </draw:frame>
        <draw:frame draw:style-name="gr3" draw:text-style-name="P3" draw:layer="layout" svg:width="1.016cm" svg:height="1.237cm" svg:x="6.763cm" svg:y="4.064cm">
          <draw:text-box>
            <text:p><text:span text:style-name="T2">1</text:span></text:p>
          </draw:text-box>
        </draw:frame>
        <draw:custom-shape draw:style-name="gr1" draw:text-style-name="P1" draw:layer="layout" svg:width="3.302cm" svg:height="2.54cm" svg:x="12.5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2.908cm" svg:y="4.768cm">
          <draw:text-box>
            <text:p><text:span text:style-name="T1">'c'</text:span></text:p>
          </draw:text-box>
        </draw:frame>
        <draw:frame draw:style-name="gr3" draw:text-style-name="P3" draw:layer="layout" svg:width="1.016cm" svg:height="1.237cm" svg:x="11.484cm" svg:y="4.064cm">
          <draw:text-box>
            <text:p><text:span text:style-name="T2">2</text:span></text:p>
          </draw:text-box>
        </draw:frame>
        <draw:custom-shape draw:style-name="gr1" draw:text-style-name="P1" draw:layer="layout" svg:width="3.302cm" svg:height="2.54cm" svg:x="17.321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7.729cm" svg:y="4.768cm">
          <draw:text-box>
            <text:p><text:span text:style-name="T1">'d'</text:span></text:p>
          </draw:text-box>
        </draw:frame>
        <draw:frame draw:style-name="gr3" draw:text-style-name="P3" draw:layer="layout" svg:width="1.016cm" svg:height="1.237cm" svg:x="16.305cm" svg:y="4.064cm">
          <draw:text-box>
            <text:p><text:span text:style-name="T2">3</text:span></text:p>
          </draw:text-box>
        </draw:frame>
        <draw:custom-shape draw:style-name="gr1" draw:text-style-name="P1" draw:layer="layout" svg:width="3.302cm" svg:height="2.54cm" svg:x="22.242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22.65cm" svg:y="4.768cm">
          <draw:text-box>
            <text:p><text:span text:style-name="T1">'e'</text:span></text:p>
          </draw:text-box>
        </draw:frame>
        <draw:frame draw:style-name="gr3" draw:text-style-name="P3" draw:layer="layout" svg:width="1.016cm" svg:height="1.237cm" svg:x="21.226cm" svg:y="4.064cm">
          <draw:text-box>
            <text:p><text:span text:style-name="T2">4</text:span></text:p>
          </draw:text-box>
        </draw:frame>
        <draw:frame draw:style-name="gr3" draw:text-style-name="P3" draw:layer="layout" svg:width="1.016cm" svg:height="1.237cm" svg:x="25.726cm" svg:y="4.064cm">
          <draw:text-box>
            <text:p><text:span text:style-name="T2">5</text:span></text:p>
          </draw:text-box>
        </draw:frame>
        <draw:custom-shape draw:style-name="gr4" draw:text-style-name="P4" draw:layer="layout" svg:width="25.4cm" svg:height="9.398cm" svg:x="1.2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3.302cm" svg:height="2.54cm" svg:x="3.058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3.466cm" svg:y="4.768cm">
          <draw:text-box>
            <text:p><text:span text:style-name="T1">'a'</text:span></text:p>
          </draw:text-box>
        </draw:frame>
        <draw:frame draw:style-name="gr3" draw:text-style-name="P3" draw:layer="layout" svg:width="1.016cm" svg:height="1.237cm" svg:x="2.042cm" svg:y="4.064cm">
          <draw:text-box>
            <text:p><text:span text:style-name="T2">0</text:span></text:p>
          </draw:text-box>
        </draw:frame>
        <draw:frame draw:style-name="gr6" draw:text-style-name="P3" draw:layer="layout" svg:width="1.524cm" svg:height="2.223cm" svg:x="1.534cm" svg:y="5.765cm">
          <draw:text-box>
            <text:p><text:span text:style-name="T2">-5</text:span></text:p>
          </draw:text-box>
        </draw:frame>
        <draw:custom-shape draw:style-name="gr1" draw:text-style-name="P1" draw:layer="layout" svg:width="3.302cm" svg:height="2.54cm" svg:x="7.779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8.187cm" svg:y="4.768cm">
          <draw:text-box>
            <text:p><text:span text:style-name="T1">'b'</text:span></text:p>
          </draw:text-box>
        </draw:frame>
        <draw:frame draw:style-name="gr3" draw:text-style-name="P3" draw:layer="layout" svg:width="1.016cm" svg:height="1.237cm" svg:x="6.763cm" svg:y="4.064cm">
          <draw:text-box>
            <text:p><text:span text:style-name="T2">1</text:span></text:p>
          </draw:text-box>
        </draw:frame>
        <draw:frame draw:style-name="gr6" draw:text-style-name="P3" draw:layer="layout" svg:width="1.524cm" svg:height="2.223cm" svg:x="6.255cm" svg:y="5.765cm">
          <draw:text-box>
            <text:p><text:span text:style-name="T2">-4</text:span></text:p>
          </draw:text-box>
        </draw:frame>
        <draw:custom-shape draw:style-name="gr1" draw:text-style-name="P1" draw:layer="layout" svg:width="3.302cm" svg:height="2.54cm" svg:x="12.5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2.908cm" svg:y="4.768cm">
          <draw:text-box>
            <text:p><text:span text:style-name="T1">'c'</text:span></text:p>
          </draw:text-box>
        </draw:frame>
        <draw:frame draw:style-name="gr3" draw:text-style-name="P3" draw:layer="layout" svg:width="1.016cm" svg:height="1.237cm" svg:x="11.484cm" svg:y="4.064cm">
          <draw:text-box>
            <text:p><text:span text:style-name="T2">2</text:span></text:p>
          </draw:text-box>
        </draw:frame>
        <draw:frame draw:style-name="gr6" draw:text-style-name="P3" draw:layer="layout" svg:width="1.524cm" svg:height="2.223cm" svg:x="10.976cm" svg:y="5.765cm">
          <draw:text-box>
            <text:p><text:span text:style-name="T2">-3</text:span></text:p>
          </draw:text-box>
        </draw:frame>
        <draw:custom-shape draw:style-name="gr1" draw:text-style-name="P1" draw:layer="layout" svg:width="3.302cm" svg:height="2.54cm" svg:x="17.321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7.729cm" svg:y="4.768cm">
          <draw:text-box>
            <text:p><text:span text:style-name="T1">'d'</text:span></text:p>
          </draw:text-box>
        </draw:frame>
        <draw:frame draw:style-name="gr3" draw:text-style-name="P3" draw:layer="layout" svg:width="1.016cm" svg:height="1.237cm" svg:x="16.305cm" svg:y="4.064cm">
          <draw:text-box>
            <text:p><text:span text:style-name="T2">3</text:span></text:p>
          </draw:text-box>
        </draw:frame>
        <draw:frame draw:style-name="gr6" draw:text-style-name="P3" draw:layer="layout" svg:width="1.524cm" svg:height="2.223cm" svg:x="15.797cm" svg:y="5.765cm">
          <draw:text-box>
            <text:p><text:span text:style-name="T2">-2</text:span></text:p>
          </draw:text-box>
        </draw:frame>
        <draw:custom-shape draw:style-name="gr1" draw:text-style-name="P1" draw:layer="layout" svg:width="3.302cm" svg:height="2.54cm" svg:x="22.242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22.65cm" svg:y="4.768cm">
          <draw:text-box>
            <text:p><text:span text:style-name="T1">'e'</text:span></text:p>
          </draw:text-box>
        </draw:frame>
        <draw:frame draw:style-name="gr3" draw:text-style-name="P3" draw:layer="layout" svg:width="1.016cm" svg:height="1.237cm" svg:x="21.226cm" svg:y="4.064cm">
          <draw:text-box>
            <text:p><text:span text:style-name="T2">4</text:span></text:p>
          </draw:text-box>
        </draw:frame>
        <draw:frame draw:style-name="gr6" draw:text-style-name="P3" draw:layer="layout" svg:width="1.524cm" svg:height="2.223cm" svg:x="20.718cm" svg:y="5.765cm">
          <draw:text-box>
            <text:p><text:span text:style-name="T2">-1</text:span></text:p>
          </draw:text-box>
        </draw:frame>
        <draw:frame draw:style-name="gr3" draw:text-style-name="P3" draw:layer="layout" svg:width="1.016cm" svg:height="1.237cm" svg:x="25.726cm" svg:y="4.064cm">
          <draw:text-box>
            <text:p><text:span text:style-name="T2">5</text:span></text:p>
          </draw:text-box>
        </draw:frame>
        <draw:frame draw:style-name="gr7" draw:text-style-name="P3" draw:layer="layout" svg:width="1.052cm" svg:height="1.601cm" svg:x="25.618cm" svg:y="5.766cm">
          <draw:text-box>
            <text:p><text:span text:style-name="T2">:</text:span></text:p>
          </draw:text-box>
        </draw:frame>
        <draw:custom-shape draw:style-name="gr4" draw:text-style-name="P4" draw:layer="layout" svg:width="25.4cm" svg:height="9.398cm" svg:x="1.27cm" svg:y="1.7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8" draw:text-style-name="P1" draw:layer="layout" svg:width="3.302cm" svg:height="2.54cm" svg:x="3.058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3.466cm" svg:y="4.768cm">
          <draw:text-box>
            <text:p><text:span text:style-name="T1">'</text:span><text:span text:style-name="T1">a</text:span><text:span text:style-name="T1">'</text:span></text:p>
          </draw:text-box>
        </draw:frame>
        <draw:frame draw:style-name="gr3" draw:text-style-name="P3" draw:layer="layout" svg:width="1.016cm" svg:height="1.237cm" svg:x="2.042cm" svg:y="4.064cm">
          <draw:text-box>
            <text:p><text:span text:style-name="T2">0</text:span></text:p>
          </draw:text-box>
        </draw:frame>
        <draw:custom-shape draw:style-name="gr1" draw:text-style-name="P1" draw:layer="layout" svg:width="3.302cm" svg:height="2.54cm" svg:x="7.779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8.187cm" svg:y="4.768cm">
          <draw:text-box>
            <text:p><text:span text:style-name="T1">'</text:span><text:span text:style-name="T1">b</text:span><text:span text:style-name="T1">'</text:span></text:p>
          </draw:text-box>
        </draw:frame>
        <draw:frame draw:style-name="gr3" draw:text-style-name="P3" draw:layer="layout" svg:width="1.016cm" svg:height="1.237cm" svg:x="6.763cm" svg:y="4.064cm">
          <draw:text-box>
            <text:p><text:span text:style-name="T2">1</text:span></text:p>
          </draw:text-box>
        </draw:frame>
        <draw:custom-shape draw:style-name="gr1" draw:text-style-name="P1" draw:layer="layout" svg:width="3.302cm" svg:height="2.54cm" svg:x="12.5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2.908cm" svg:y="4.768cm">
          <draw:text-box>
            <text:p><text:span text:style-name="T1">'</text:span><text:span text:style-name="T1">c</text:span><text:span text:style-name="T1">'</text:span></text:p>
          </draw:text-box>
        </draw:frame>
        <draw:frame draw:style-name="gr3" draw:text-style-name="P3" draw:layer="layout" svg:width="1.016cm" svg:height="1.237cm" svg:x="11.484cm" svg:y="4.064cm">
          <draw:text-box>
            <text:p><text:span text:style-name="T2">2</text:span></text:p>
          </draw:text-box>
        </draw:frame>
        <draw:custom-shape draw:style-name="gr1" draw:text-style-name="P1" draw:layer="layout" svg:width="3.302cm" svg:height="2.54cm" svg:x="17.321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7.729cm" svg:y="4.768cm">
          <draw:text-box>
            <text:p><text:span text:style-name="T1">'d'</text:span></text:p>
          </draw:text-box>
        </draw:frame>
        <draw:frame draw:style-name="gr3" draw:text-style-name="P3" draw:layer="layout" svg:width="1.016cm" svg:height="1.237cm" svg:x="16.305cm" svg:y="4.064cm">
          <draw:text-box>
            <text:p><text:span text:style-name="T2">3</text:span></text:p>
          </draw:text-box>
        </draw:frame>
        <draw:custom-shape draw:style-name="gr1" draw:text-style-name="P1" draw:layer="layout" svg:width="3.302cm" svg:height="2.54cm" svg:x="22.242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22.65cm" svg:y="4.768cm">
          <draw:text-box>
            <text:p><text:span text:style-name="T1">'e'</text:span></text:p>
          </draw:text-box>
        </draw:frame>
        <draw:frame draw:style-name="gr3" draw:text-style-name="P3" draw:layer="layout" svg:width="1.016cm" svg:height="1.237cm" svg:x="21.226cm" svg:y="4.064cm">
          <draw:text-box>
            <text:p><text:span text:style-name="T2">4</text:span></text:p>
          </draw:text-box>
        </draw:frame>
        <draw:frame draw:style-name="gr3" draw:text-style-name="P3" draw:layer="layout" svg:width="1.016cm" svg:height="1.237cm" svg:x="25.726cm" svg:y="4.064cm">
          <draw:text-box>
            <text:p><text:span text:style-name="T2">5</text:span></text:p>
          </draw:text-box>
        </draw:frame>
        <draw:frame draw:style-name="gr9" draw:text-style-name="P6" draw:layer="layout" svg:width="3.086cm" svg:height="1.524cm" svg:x="3.264cm" svg:y="2.14cm">
          <draw:text-box>
            <text:p><text:span text:style-name="T3">[0</text:span><text:span text:style-name="T3">:1</text:span><text:span text:style-name="T3">]</text:span></text:p>
          </draw:text-box>
        </draw:frame>
        <draw:frame draw:style-name="gr9" draw:text-style-name="P6" draw:layer="layout" svg:width="3.086cm" svg:height="1.524cm" svg:x="12.46cm" svg:y="2.032cm">
          <draw:text-box>
            <text:p><text:span text:style-name="T3">[</text:span><text:span text:style-name="T3">1</text:span><text:span text:style-name="T3">:</text:span><text:span text:style-name="T3">4</text:span><text:span text:style-name="T3">]</text:span></text:p>
          </draw:text-box>
        </draw:frame>
        <draw:custom-shape draw:style-name="gr10" draw:text-style-name="P4" draw:layer="layout" svg:width="0.747cm" svg:height="13.716cm" draw:transform="rotate (1.56625847073971) translate (7.111cm 4.0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draw:layer="layout" svg:width="2.324cm" svg:height="1.524cm" svg:x="22.888cm" svg:y="2.286cm">
          <draw:text-box>
            <text:p><text:span text:style-name="T3">[4]</text:span></text:p>
          </draw:text-box>
        </draw:frame>
        <draw:custom-shape draw:style-name="gr4" draw:text-style-name="P4" draw:layer="layout" svg:width="25.4cm" svg:height="9.398cm" svg:x="1.2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4" draw:layer="layout" svg:width="25.4cm" svg:height="9.398cm" svg:x="1.27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3.058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3.466cm" svg:y="4.768cm">
          <draw:text-box>
            <text:p><text:span text:style-name="T1">'a'</text:span></text:p>
          </draw:text-box>
        </draw:frame>
        <draw:frame draw:style-name="gr3" draw:text-style-name="P3" draw:layer="layout" svg:width="1.016cm" svg:height="1.237cm" svg:x="2.042cm" svg:y="4.064cm">
          <draw:text-box>
            <text:p><text:span text:style-name="T2">0</text:span></text:p>
          </draw:text-box>
        </draw:frame>
        <draw:frame draw:style-name="gr6" draw:text-style-name="P3" draw:layer="layout" svg:width="1.524cm" svg:height="2.223cm" svg:x="1.534cm" svg:y="5.765cm">
          <draw:text-box>
            <text:p><text:span text:style-name="T2">-5</text:span></text:p>
          </draw:text-box>
        </draw:frame>
        <draw:custom-shape draw:style-name="gr1" draw:text-style-name="P1" draw:layer="layout" svg:width="3.302cm" svg:height="2.54cm" svg:x="7.779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8.187cm" svg:y="4.768cm">
          <draw:text-box>
            <text:p><text:span text:style-name="T1">'b'</text:span></text:p>
          </draw:text-box>
        </draw:frame>
        <draw:frame draw:style-name="gr3" draw:text-style-name="P3" draw:layer="layout" svg:width="1.016cm" svg:height="1.237cm" svg:x="6.763cm" svg:y="4.064cm">
          <draw:text-box>
            <text:p><text:span text:style-name="T2">1</text:span></text:p>
          </draw:text-box>
        </draw:frame>
        <draw:frame draw:style-name="gr6" draw:text-style-name="P3" draw:layer="layout" svg:width="1.524cm" svg:height="2.223cm" svg:x="6.255cm" svg:y="5.765cm">
          <draw:text-box>
            <text:p><text:span text:style-name="T2">-4</text:span></text:p>
          </draw:text-box>
        </draw:frame>
        <draw:custom-shape draw:style-name="gr1" draw:text-style-name="P1" draw:layer="layout" svg:width="3.302cm" svg:height="2.54cm" svg:x="12.5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2.908cm" svg:y="4.768cm">
          <draw:text-box>
            <text:p><text:span text:style-name="T1">'c'</text:span></text:p>
          </draw:text-box>
        </draw:frame>
        <draw:frame draw:style-name="gr3" draw:text-style-name="P3" draw:layer="layout" svg:width="1.016cm" svg:height="1.237cm" svg:x="11.484cm" svg:y="4.064cm">
          <draw:text-box>
            <text:p><text:span text:style-name="T2">2</text:span></text:p>
          </draw:text-box>
        </draw:frame>
        <draw:frame draw:style-name="gr6" draw:text-style-name="P3" draw:layer="layout" svg:width="1.524cm" svg:height="2.223cm" svg:x="10.976cm" svg:y="5.765cm">
          <draw:text-box>
            <text:p><text:span text:style-name="T2">-3</text:span></text:p>
          </draw:text-box>
        </draw:frame>
        <draw:custom-shape draw:style-name="gr1" draw:text-style-name="P1" draw:layer="layout" svg:width="3.302cm" svg:height="2.54cm" svg:x="17.321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7.729cm" svg:y="4.768cm">
          <draw:text-box>
            <text:p><text:span text:style-name="T1">'d'</text:span></text:p>
          </draw:text-box>
        </draw:frame>
        <draw:frame draw:style-name="gr3" draw:text-style-name="P3" draw:layer="layout" svg:width="1.016cm" svg:height="1.237cm" svg:x="16.305cm" svg:y="4.064cm">
          <draw:text-box>
            <text:p><text:span text:style-name="T2">3</text:span></text:p>
          </draw:text-box>
        </draw:frame>
        <draw:frame draw:style-name="gr6" draw:text-style-name="P3" draw:layer="layout" svg:width="1.524cm" svg:height="2.223cm" svg:x="15.797cm" svg:y="5.765cm">
          <draw:text-box>
            <text:p><text:span text:style-name="T2">-2</text:span></text:p>
          </draw:text-box>
        </draw:frame>
        <draw:custom-shape draw:style-name="gr1" draw:text-style-name="P1" draw:layer="layout" svg:width="3.302cm" svg:height="2.54cm" svg:x="22.242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22.65cm" svg:y="4.768cm">
          <draw:text-box>
            <text:p><text:span text:style-name="T1">'e'</text:span></text:p>
          </draw:text-box>
        </draw:frame>
        <draw:frame draw:style-name="gr3" draw:text-style-name="P3" draw:layer="layout" svg:width="1.016cm" svg:height="1.237cm" svg:x="21.226cm" svg:y="4.064cm">
          <draw:text-box>
            <text:p><text:span text:style-name="T2">4</text:span></text:p>
          </draw:text-box>
        </draw:frame>
        <draw:frame draw:style-name="gr6" draw:text-style-name="P3" draw:layer="layout" svg:width="1.524cm" svg:height="2.223cm" svg:x="20.718cm" svg:y="5.765cm">
          <draw:text-box>
            <text:p><text:span text:style-name="T2">-1</text:span></text:p>
          </draw:text-box>
        </draw:frame>
        <draw:frame draw:style-name="gr3" draw:text-style-name="P3" draw:layer="layout" svg:width="1.016cm" svg:height="1.237cm" svg:x="25.726cm" svg:y="4.064cm">
          <draw:text-box>
            <text:p><text:span text:style-name="T2">5</text:span></text:p>
          </draw:text-box>
        </draw:frame>
        <draw:frame draw:style-name="gr7" draw:text-style-name="P3" draw:layer="layout" svg:width="1.052cm" svg:height="1.601cm" svg:x="25.618cm" svg:y="5.765cm">
          <draw:text-box>
            <text:p><text:span text:style-name="T2">:</text:span></text:p>
          </draw:text-box>
        </draw:frame>
        <draw:frame draw:style-name="gr9" draw:text-style-name="P6" draw:layer="layout" svg:width="2.832cm" svg:height="1.524cm" svg:x="22.822cm" svg:y="7.866cm">
          <draw:text-box>
            <text:p><text:span text:style-name="T3">[-1]</text:span></text:p>
          </draw:text-box>
        </draw:frame>
        <draw:frame draw:style-name="gr9" draw:text-style-name="P6" draw:layer="layout" svg:width="4.318cm" svg:height="1.524cm" svg:x="14.694cm" svg:y="7.866cm">
          <draw:text-box>
            <text:p><text:span text:style-name="T3">[-3:-1]</text:span></text:p>
          </draw:text-box>
        </draw:frame>
        <draw:custom-shape draw:style-name="gr11" draw:text-style-name="P4" draw:layer="layout" svg:width="0.747cm" svg:height="10.414cm" draw:transform="rotate (-1.57673044625168) translate (22.099cm 7.1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draw:layer="layout" svg:width="3.142cm" svg:height="1.524cm" svg:x="5.194cm" svg:y="7.866cm">
          <draw:text-box>
            <text:p><text:span text:style-name="T3">[:-3]</text:span></text:p>
          </draw:text-box>
        </draw:frame>
        <draw:custom-shape draw:style-name="gr12" draw:text-style-name="P4" draw:layer="layout" svg:width="0.747cm" svg:height="9.401cm" draw:transform="rotate (-1.57673044625168) translate (11.433cm 7.15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" draw:text-style-name="P4" draw:layer="layout" svg:width="25.4cm" svg:height="9.398cm" svg:x="1.27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3.058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3.466cm" svg:y="4.768cm">
          <draw:text-box>
            <text:p><text:span text:style-name="T1">'a'</text:span></text:p>
          </draw:text-box>
        </draw:frame>
        <draw:frame draw:style-name="gr3" draw:text-style-name="P3" draw:layer="layout" svg:width="1.016cm" svg:height="1.237cm" svg:x="2.042cm" svg:y="4.064cm">
          <draw:text-box>
            <text:p><text:span text:style-name="T2">0</text:span></text:p>
          </draw:text-box>
        </draw:frame>
        <draw:frame draw:style-name="gr6" draw:text-style-name="P3" draw:layer="layout" svg:width="1.524cm" svg:height="2.223cm" svg:x="1.534cm" svg:y="5.765cm">
          <draw:text-box>
            <text:p><text:span text:style-name="T2">-5</text:span></text:p>
          </draw:text-box>
        </draw:frame>
        <draw:custom-shape draw:style-name="gr1" draw:text-style-name="P1" draw:layer="layout" svg:width="3.302cm" svg:height="2.54cm" svg:x="7.779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8.187cm" svg:y="4.768cm">
          <draw:text-box>
            <text:p><text:span text:style-name="T1">'b'</text:span></text:p>
          </draw:text-box>
        </draw:frame>
        <draw:frame draw:style-name="gr3" draw:text-style-name="P3" draw:layer="layout" svg:width="1.016cm" svg:height="1.237cm" svg:x="6.763cm" svg:y="4.064cm">
          <draw:text-box>
            <text:p><text:span text:style-name="T2">1</text:span></text:p>
          </draw:text-box>
        </draw:frame>
        <draw:frame draw:style-name="gr6" draw:text-style-name="P3" draw:layer="layout" svg:width="1.524cm" svg:height="2.223cm" svg:x="6.255cm" svg:y="5.765cm">
          <draw:text-box>
            <text:p><text:span text:style-name="T2">-4</text:span></text:p>
          </draw:text-box>
        </draw:frame>
        <draw:custom-shape draw:style-name="gr1" draw:text-style-name="P1" draw:layer="layout" svg:width="3.302cm" svg:height="2.54cm" svg:x="12.5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2.908cm" svg:y="4.768cm">
          <draw:text-box>
            <text:p><text:span text:style-name="T1">'c'</text:span></text:p>
          </draw:text-box>
        </draw:frame>
        <draw:frame draw:style-name="gr3" draw:text-style-name="P3" draw:layer="layout" svg:width="1.016cm" svg:height="1.237cm" svg:x="11.484cm" svg:y="4.064cm">
          <draw:text-box>
            <text:p><text:span text:style-name="T2">2</text:span></text:p>
          </draw:text-box>
        </draw:frame>
        <draw:frame draw:style-name="gr6" draw:text-style-name="P3" draw:layer="layout" svg:width="1.524cm" svg:height="2.223cm" svg:x="10.976cm" svg:y="5.765cm">
          <draw:text-box>
            <text:p><text:span text:style-name="T2">-3</text:span></text:p>
          </draw:text-box>
        </draw:frame>
        <draw:custom-shape draw:style-name="gr1" draw:text-style-name="P1" draw:layer="layout" svg:width="3.302cm" svg:height="2.54cm" svg:x="17.321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17.729cm" svg:y="4.768cm">
          <draw:text-box>
            <text:p><text:span text:style-name="T1">'d'</text:span></text:p>
          </draw:text-box>
        </draw:frame>
        <draw:frame draw:style-name="gr3" draw:text-style-name="P3" draw:layer="layout" svg:width="1.016cm" svg:height="1.237cm" svg:x="16.305cm" svg:y="4.064cm">
          <draw:text-box>
            <text:p><text:span text:style-name="T2">3</text:span></text:p>
          </draw:text-box>
        </draw:frame>
        <draw:frame draw:style-name="gr6" draw:text-style-name="P3" draw:layer="layout" svg:width="1.524cm" svg:height="2.223cm" svg:x="15.797cm" svg:y="5.765cm">
          <draw:text-box>
            <text:p><text:span text:style-name="T2">-2</text:span></text:p>
          </draw:text-box>
        </draw:frame>
        <draw:custom-shape draw:style-name="gr1" draw:text-style-name="P1" draw:layer="layout" svg:width="3.302cm" svg:height="2.54cm" svg:x="22.242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1.682cm" svg:x="22.65cm" svg:y="4.768cm">
          <draw:text-box>
            <text:p><text:span text:style-name="T1">'e'</text:span></text:p>
          </draw:text-box>
        </draw:frame>
        <draw:frame draw:style-name="gr3" draw:text-style-name="P3" draw:layer="layout" svg:width="1.016cm" svg:height="1.237cm" svg:x="21.226cm" svg:y="4.064cm">
          <draw:text-box>
            <text:p><text:span text:style-name="T2">4</text:span></text:p>
          </draw:text-box>
        </draw:frame>
        <draw:frame draw:style-name="gr6" draw:text-style-name="P3" draw:layer="layout" svg:width="1.524cm" svg:height="2.223cm" svg:x="20.718cm" svg:y="5.765cm">
          <draw:text-box>
            <text:p><text:span text:style-name="T2">-1</text:span></text:p>
          </draw:text-box>
        </draw:frame>
        <draw:frame draw:style-name="gr3" draw:text-style-name="P3" draw:layer="layout" svg:width="1.016cm" svg:height="1.237cm" svg:x="25.726cm" svg:y="4.064cm">
          <draw:text-box>
            <text:p><text:span text:style-name="T2">5</text:span></text:p>
          </draw:text-box>
        </draw:frame>
        <draw:frame draw:style-name="gr7" draw:text-style-name="P3" draw:layer="layout" svg:width="1.052cm" svg:height="1.601cm" svg:x="25.618cm" svg:y="5.765cm">
          <draw:text-box>
            <text:p><text:span text:style-name="T2">:</text:span></text:p>
          </draw:text-box>
        </draw:frame>
        <draw:frame draw:style-name="gr9" draw:text-style-name="P6" draw:layer="layout" svg:width="2.832cm" svg:height="1.524cm" svg:x="22.822cm" svg:y="7.866cm">
          <draw:text-box>
            <text:p><text:span text:style-name="T3">[-1]</text:span></text:p>
          </draw:text-box>
        </draw:frame>
        <draw:frame draw:style-name="gr9" draw:text-style-name="P6" draw:layer="layout" svg:width="4.318cm" svg:height="1.524cm" svg:x="14.694cm" svg:y="7.866cm">
          <draw:text-box>
            <text:p><text:span text:style-name="T3">[-3:-1]</text:span></text:p>
          </draw:text-box>
        </draw:frame>
        <draw:custom-shape draw:style-name="gr11" draw:text-style-name="P4" draw:layer="layout" svg:width="0.747cm" svg:height="10.414cm" draw:transform="rotate (-1.57673044625168) translate (22.099cm 7.1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draw:layer="layout" svg:width="3.142cm" svg:height="1.524cm" svg:x="5.194cm" svg:y="7.866cm">
          <draw:text-box>
            <text:p><text:span text:style-name="T3">[:-3]</text:span></text:p>
          </draw:text-box>
        </draw:frame>
        <draw:custom-shape draw:style-name="gr12" draw:text-style-name="P4" draw:layer="layout" svg:width="0.747cm" svg:height="9.401cm" draw:transform="rotate (-1.57673044625168) translate (11.433cm 7.15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4" draw:layer="layout" svg:width="0.747cm" svg:height="14.126cm" draw:transform="rotate (-1.57673044625168) translate (25.91cm 9.0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draw:layer="layout" svg:width="3.21cm" svg:height="1.524cm" svg:x="17.51cm" svg:y="9.819cm">
          <draw:text-box>
            <text:p><text:span text:style-name="T3">[-3:]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8:25:10.790573592</meta:creation-date>
    <dc:title>jelmer_base</dc:title>
    <meta:editing-duration>PT58M39S</meta:editing-duration>
    <meta:editing-cycles>9</meta:editing-cycles>
    <meta:generator>LibreOffice/6.4.6.2$Linux_X86_64 LibreOffice_project/40$Build-2</meta:generator>
    <meta:initial-creator>Jelmer Poelstra</meta:initial-creator>
    <dc:date>2021-03-03T19:38:19.253110567</dc:date>
    <dc:creator>Jelmer Poelstra</dc:creator>
    <meta:document-statistic meta:object-count="150"/>
  </office:meta>
</office:document-meta>
</file>